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family-generic="swiss"/>
    <style:font-face style:name="ArialMT1" svg:font-family="ArialMT" style:font-family-generic="swiss"/>
    <style:font-face style:name="Segoe UI2" svg:font-family="'Segoe UI'" style:font-family-generic="swiss"/>
    <style:font-face style:name="Liberation Sans2" svg:font-family="'Liberation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3" svg:font-family="'Segoe U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4cm"/>
    </style:style>
    <style:style style:name="gr8" style:family="graphic" style:parent-style-name="standard">
      <style:graphic-properties draw:stroke="none" draw:fill="none" fo:min-height="1.1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8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 style:text-autospace="none"/>
      <style:text-properties style:font-name="Segoe UI3" fo:font-size="26pt" fo:text-shadow="1pt 1pt" style:font-size-asian="26pt" style:font-size-complex="26pt"/>
    </style:style>
    <style:style style:name="P2" style:family="paragraph">
      <loext:graphic-properties draw:fill="none" draw:fill-color="#ffffff"/>
      <style:text-properties style:font-name="Segoe UI3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 style:text-autospace="none"/>
      <style:text-properties style:font-name="Segoe UI3" fo:font-size="32pt" style:font-size-asian="32pt" style:font-size-complex="32pt"/>
    </style:style>
    <style:style style:name="P5" style:family="paragraph">
      <style:paragraph-properties fo:margin-left="0.318cm" fo:margin-right="0cm" fo:margin-top="0cm" fo:margin-bottom="0cm" fo:line-height="100%" fo:text-indent="0cm" style:text-autospace="none"/>
      <style:text-properties style:font-name="Segoe UI3" fo:font-size="32pt" style:font-size-asian="32pt" style:font-size-complex="3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7" style:family="paragraph">
      <loext:graphic-properties draw:fill="none" draw:fill-color="#ffffff"/>
      <style:paragraph-properties fo:line-height="100%"/>
      <style:text-properties fo:color="#ffffff" style:font-name="Segoe UI3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style:font-name="Segoe UI3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left="0cm" fo:margin-right="0cm" fo:margin-top="0cm" fo:margin-bottom="0cm" fo:line-height="100%" fo:text-indent="0cm" style:text-autospace="none"/>
    </style:style>
    <style:style style:name="P10" style:family="paragraph">
      <style:paragraph-properties fo:margin-left="0.318cm" fo:margin-right="0cm" fo:margin-top="0cm" fo:margin-bottom="0cm" fo:line-height="100%" fo:text-indent="0cm" style:text-autospace="none"/>
    </style:style>
    <style:style style:name="P11" style:family="paragraph">
      <loext:graphic-properties draw:fill="none" draw:fill-color="#ffffff"/>
      <style:text-properties fo:color="#ffffff" style:font-name="Arial" fo:font-size="24pt" fo:text-shadow="1pt 1pt" fo:font-weight="normal" style:font-size-asian="24pt" style:font-weight-asian="normal" style:font-size-complex="24pt" style:font-weight-complex="normal"/>
    </style:style>
    <style:style style:name="P12" style:family="paragraph">
      <style:paragraph-properties fo:margin-left="0cm" fo:margin-right="0cm" fo:margin-top="0cm" fo:margin-bottom="0cm" fo:line-height="150%" fo:text-indent="0cm" style:text-autospace="none"/>
    </style:style>
    <style:style style:name="P13" style:family="paragraph">
      <loext:graphic-properties draw:fill="none"/>
      <style:paragraph-properties fo:margin-left="0cm" fo:margin-right="0cm" fo:margin-top="0cm" fo:margin-bottom="0cm" fo:line-height="150%" fo:text-indent="0cm" style:text-autospace="none"/>
    </style:style>
    <style:style style:name="P14" style:family="paragraph">
      <style:paragraph-properties fo:margin-left="0.635cm" fo:margin-right="0cm" fo:margin-top="0cm" fo:margin-bottom="0cm" fo:line-height="100%" fo:text-indent="-0.635cm" style:text-autospace="none"/>
      <style:text-properties style:font-name="Segoe UI3" fo:font-size="32pt" style:font-size-asian="32pt" style:font-size-complex="32pt"/>
    </style:style>
    <style:style style:name="P15" style:family="paragraph">
      <loext:graphic-properties draw:fill="none" draw:fill-color="#ffffff"/>
      <style:paragraph-properties fo:margin-left="0.635cm" fo:margin-right="0cm" fo:margin-top="0cm" fo:margin-bottom="0cm" fo:line-height="100%" fo:text-indent="-0.635cm" style:text-autospace="none"/>
      <style:text-properties fo:color="#000000" style:font-name="Segoe UI3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Segoe UI3" fo:font-size="26pt" fo:font-style="normal" fo:text-shadow="1pt 1pt" style:text-underline-style="solid" style:text-underline-width="auto" style:text-underline-color="font-color" fo:font-weight="normal" style:letter-kerning="true" style:font-name-asian="ArialMT1" style:font-size-asian="26pt" style:font-style-asian="normal" style:font-weight-asian="normal" style:font-name-complex="ArialMT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Segoe UI3" fo:font-size="28pt" fo:font-style="italic" fo:text-shadow="1pt 1pt" style:text-underline-style="none" fo:font-weight="normal" style:letter-kerning="true" style:font-name-asian="ArialMT1" style:font-size-asian="28pt" style:font-style-asian="italic" style:font-weight-asian="normal" style:font-name-complex="ArialMT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83caff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83caff" style:text-position="super 58%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83caff" style:text-position="super 58%" style:font-name="Arial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7" style:family="text">
      <style:text-properties fo:color="#83caff" style:text-position="super 58%" style:font-name="Arial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style:style style:name="T8" style:family="text">
      <style:text-properties fo:color="#83caff" style:text-position="super 58%" style:font-name="Arial" fo:font-size="28pt" fo:text-shadow="1pt 1pt" fo:font-weight="normal" style:font-name-asian="Segoe UI1" style:font-size-asian="28pt" style:font-weight-asian="normal" style:font-name-complex="Segoe UI1" style:font-size-complex="28pt" style:font-weight-complex="normal"/>
    </style:style>
    <style:style style:name="T9" style:family="text">
      <style:text-properties fo:color="#ffffff" style:font-name="Segoe UI3" fo:font-size="32pt" fo:text-shadow="1pt 1pt" fo:font-weight="normal" style:font-name-asian="Segoe UI1" style:font-size-asian="32pt" style:font-weight-asian="bold" style:font-name-complex="Segoe UI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908cm" svg:height="2.774cm" svg:x="1.27cm" svg:y="0.762cm">
          <draw:text-box>
            <text:p text:style-name="P1"><text:span text:style-name="T1">The Psalmody</text:span></text:p>
            <text:p text:style-name="P1"><text:span text:style-name="T2">Psalm 96:1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4.13cm" svg:height="7.766cm" svg:x="1.778cm" svg:y="0.762cm">
          <draw:text-box>
            <text:p text:style-name="P4"><text:span text:style-name="T3">1. Oh sing to the LORD a new song;</text:span></text:p>
            <text:p text:style-name="P5"><text:span text:style-name="T4"><text:s text:c="9"/></text:span><text:span text:style-name="T4">sing to the LORD, all the earth!</text:span></text:p>
            <text:p text:style-name="P4"><text:span text:style-name="T3">2. Sing to the LORD, bless his name;</text:span></text:p>
            <text:p text:style-name="P5"><text:span text:style-name="T4"><text:s text:c="9"/></text:span><text:span text:style-name="T4">tell of his salvation from day to 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5.4cm" svg:height="6.308cm" svg:x="1.27cm" svg:y="0.55cm">
          <draw:text-box>
            <text:p text:style-name="P4"><text:span text:style-name="T5">3</text:span><text:span text:style-name="T3">Declare his glory among the nations,</text:span></text:p>
            <text:p text:style-name="P5"><text:span text:style-name="T4"><text:s text:c="7"/></text:span><text:span text:style-name="T4">his marvelous works among all the peoples!</text:span></text:p>
            <text:p text:style-name="P4"><text:span text:style-name="T5">4</text:span><text:span text:style-name="T3">For great is the LORD, and greatly to be praised;</text:span></text:p>
            <text:p text:style-name="P5"><text:span text:style-name="T4"><text:s text:c="8"/></text:span><text:span text:style-name="T4">he is to be feared above all go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8" draw:layer="layout" svg:width="26.162cm" svg:height="9.155cm" svg:x="1.27cm" svg:y="1.016cm">
          <draw:text-box>
            <text:p text:style-name="P4"><text:span text:style-name="T5">5</text:span><text:span text:style-name="T3">For all the gods of the peoples are worthless idols,</text:span></text:p>
            <text:p text:style-name="P5"><text:span text:style-name="T4"><text:s text:c="8"/></text:span><text:span text:style-name="T4">but the LORD made the heavens.</text:span></text:p>
            <text:p text:style-name="P4"><text:span text:style-name="T5">6</text:span><text:span text:style-name="T3">Splendor and majesty are before him;</text:span></text:p>
            <text:p text:style-name="P5"><text:span text:style-name="T4"><text:s text:c="8"/></text:span><text:span text:style-name="T4">strength and beauty are in his sanctua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7" draw:layer="layout" svg:width="25.4cm" svg:height="6.283cm" svg:x="1.27cm" svg:y="1.016cm">
          <draw:text-box>
            <text:p text:style-name="P4"><text:span text:style-name="T5">7</text:span><text:span text:style-name="T3">Ascribe to the LORD, O families of the peoples,</text:span></text:p>
            <text:p text:style-name="P5"><text:span text:style-name="T4"><text:s text:c="7"/></text:span><text:span text:style-name="T4">ascribe to the LORD glory and strength!</text:span></text:p>
            <text:p text:style-name="P4"><text:span text:style-name="T5">8</text:span><text:span text:style-name="T3">Ascribe to the LORD the glory due his name;</text:span></text:p>
            <text:p text:style-name="P5"><text:span text:style-name="T4"><text:s text:c="7"/></text:span><text:span text:style-name="T4">bring an offering, and come into his court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11" draw:layer="layout" svg:width="25.4cm" svg:height="4.76cm" svg:x="1.27cm" svg:y="1.016cm">
          <draw:text-box>
            <text:p text:style-name="P9"><text:span text:style-name="T6">9</text:span><text:span text:style-name="T5"> </text:span><text:span text:style-name="T3">Worship the LORD in the splendor of holiness;</text:span></text:p>
            <text:p text:style-name="P10"><text:span text:style-name="T4"><text:s text:c="8"/></text:span><text:span text:style-name="T4">tremble before him, all the earth!</text:span></text:p>
            <text:p text:style-name="P9"><text:span text:style-name="T4"/></text:p>
          </draw:text-box>
        </draw:frame>
        <draw:frame draw:style-name="gr8" draw:text-style-name="P13" draw:layer="layout" svg:width="0.845cm" svg:height="1.391cm" svg:x="0.744cm" svg:y="0.889cm">
          <draw:text-box>
            <text:p text:style-name="P12"><text:span text:style-name="T7">9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9" draw:text-style-name="P15" draw:layer="layout" svg:width="25.4cm" svg:height="6.263cm" svg:x="1.27cm" svg:y="1.016cm">
          <draw:text-box>
            <text:p text:style-name="P14"><text:span text:style-name="T9">C: </text:span><text:span text:style-name="T4">Glory be to the Father and to the Son </text:span></text:p>
            <text:p text:style-name="P14"><text:span text:style-name="T4"><text:s text:c="4"/></text:span><text:span text:style-name="T4">and to the Holy Ghost;</text:span></text:p>
            <text:p text:style-name="P14"><text:span text:style-name="T4"><text:s text:c="4"/></text:span><text:span text:style-name="T4">as it was in the beginning, is now, </text:span></text:p>
            <text:p text:style-name="P4"><text:span text:style-name="T4"><text:s text:c="4"/></text:span><text:span text:style-name="T4">and ever shall be, world without end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family-generic="swiss"/>
    <style:font-face style:name="ArialMT1" svg:font-family="ArialMT" style:font-family-generic="swiss"/>
    <style:font-face style:name="Segoe UI2" svg:font-family="'Segoe UI'" style:font-family-generic="swiss"/>
    <style:font-face style:name="Liberation Sans2" svg:font-family="'Liberation Sans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3" svg:font-family="'Segoe U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17T21:20:58.985000000</meta:creation-date>
    <dc:date>2016-05-27T15:01:22.326000000</dc:date>
    <meta:editing-duration>PT14M5S</meta:editing-duration>
    <meta:editing-cycles>4</meta:editing-cycles>
    <meta:generator>LibreOffice/5.1.3.2$Windows_X86_64 LibreOffice_project/644e4637d1d8544fd9f56425bd6cec110e49301b</meta:generator>
    <meta:document-statistic meta:object-count="43"/>
  </office:meta>
</office:document-meta>
</file>